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over accent="true">
              <msub>
                <mi>v</mi>
                <mn>1</mn>
              </msub>
              <mo stretchy="true">⃗</mo>
            </mover>
            <mo stretchy="false">=</mo>
            <mrow>
              <mover accent="true">
                <msub>
                  <mi>p</mi>
                  <mn>1</mn>
                </msub>
                <mo stretchy="true">⃗</mo>
              </mover>
              <mo stretchy="false">−</mo>
              <mover accent="true">
                <msub>
                  <mi>p</mi>
                  <mn>3</mn>
                </msub>
                <mo stretchy="true">⃗</mo>
              </mover>
            </mrow>
          </mrow>
        </mtd>
      </mtr>
      <mtr>
        <mtd>
          <mrow/>
        </mtd>
      </mtr>
      <mtr>
        <mtd>
          <mrow/>
        </mtd>
      </mtr>
      <mtr>
        <mtd>
          <mrow>
            <mover accent="true">
              <msub>
                <mi>v</mi>
                <mn>2</mn>
              </msub>
              <mo stretchy="true">⃗</mo>
            </mover>
            <mo stretchy="false">=</mo>
            <mrow>
              <mover accent="true">
                <msub>
                  <mi>p</mi>
                  <mn>1</mn>
                </msub>
                <mo stretchy="true">⃗</mo>
              </mover>
              <mo stretchy="false">−</mo>
              <mover accent="true">
                <msub>
                  <mi>p</mi>
                  <mn>2</mn>
                </msub>
                <mo stretchy="true">⃗</mo>
              </mover>
            </mrow>
          </mrow>
        </mtd>
      </mtr>
      <mtr>
        <mtd>
          <mrow/>
        </mtd>
      </mtr>
      <mtr>
        <mtd>
          <mrow/>
        </mtd>
      </mtr>
      <mtr>
        <mtd>
          <mrow>
            <mover accent="true">
              <mi>n</mi>
              <mo stretchy="true">^</mo>
            </mover>
            <mo stretchy="false">=</mo>
            <mfrac>
              <mrow>
                <mover accent="true">
                  <msub>
                    <mi>v</mi>
                    <mn>1</mn>
                  </msub>
                  <mo stretchy="true">⃗</mo>
                </mover>
                <mi>x</mi>
                <mover accent="true">
                  <msub>
                    <mi>v</mi>
                    <mn>2</mn>
                  </msub>
                  <mo stretchy="true">⃗</mo>
                </mover>
              </mrow>
              <mrow>
                <mo fence="true" stretchy="false">‖</mo>
                <mrow>
                  <mrow>
                    <mover accent="true">
                      <msub>
                        <mi>v</mi>
                        <mn>1</mn>
                      </msub>
                      <mo stretchy="true">⃗</mo>
                    </mover>
                    <mi>x</mi>
                    <mover accent="true">
                      <msub>
                        <mi>v</mi>
                        <mn>2</mn>
                      </msub>
                      <mo stretchy="true">⃗</mo>
                    </mover>
                  </mrow>
                </mrow>
                <mo fence="true" stretchy="false">‖</mo>
              </mrow>
            </mfrac>
          </mrow>
        </mtd>
      </mtr>
      <mtr>
        <mtd>
          <mrow/>
        </mtd>
      </mtr>
      <mtr>
        <mtd>
          <mrow/>
        </mtd>
      </mtr>
      <mtr>
        <mtd>
          <mrow>
            <mover accent="true">
              <mi>n</mi>
              <mo stretchy="true">^</mo>
            </mover>
            <mo stretchy="false">=</mo>
            <mrow>
              <mfrac>
                <mrow>
                  <mover accent="true">
                    <msub>
                      <mi>v</mi>
                      <mn>1</mn>
                    </msub>
                    <mo stretchy="true">⃗</mo>
                  </mover>
                  <mi>x</mi>
                  <mover accent="true">
                    <msub>
                      <mi>v</mi>
                      <mn>2</mn>
                    </msub>
                    <mo stretchy="true">⃗</mo>
                  </mover>
                </mrow>
                <mrow>
                  <mo fence="true" stretchy="false">‖</mo>
                  <mrow>
                    <mrow>
                      <mover accent="true">
                        <msub>
                          <mi>v</mi>
                          <mn>1</mn>
                        </msub>
                        <mo stretchy="true">⃗</mo>
                      </mover>
                      <mi>x</mi>
                      <mover accent="true">
                        <msub>
                          <mi>v</mi>
                          <mn>2</mn>
                        </msub>
                        <mo stretchy="true">⃗</mo>
                      </mover>
                    </mrow>
                  </mrow>
                  <mo fence="true" stretchy="false">‖</mo>
                </mrow>
              </mfrac>
              <mo stretchy="false">+</mo>
              <mover accent="true">
                <mi>X</mi>
                <mo stretchy="true">⃗</mo>
              </mover>
            </mrow>
          </mrow>
        </mtd>
      </mtr>
      <mtr>
        <mtd>
          <mrow/>
        </mtd>
      </mtr>
      <mtr>
        <mtd>
          <mrow/>
        </mtd>
      </mtr>
      <mtr>
        <mtd>
          <mrow>
            <mi mathvariant="italic">distPoint</mi>
            <mo stretchy="false">=</mo>
            <mrow>
              <mrow>
                <mover accent="true">
                  <mi>p</mi>
                  <mo stretchy="true">⃗</mo>
                </mover>
                <mo stretchy="false">⋅</mo>
                <mover accent="true">
                  <mi>n</mi>
                  <mo stretchy="true">^</mo>
                </mover>
              </mrow>
              <mo stretchy="false">+</mo>
              <mi>D</mi>
            </mrow>
          </mrow>
        </mtd>
      </mtr>
      <mtr>
        <mtd>
          <mrow>
            <mi mathvariant="italic">if</mi>
            <mrow>
              <mi mathvariant="italic">distPoint</mi>
              <mo stretchy="false">&gt;</mo>
              <mn>0</mn>
            </mrow>
            <mo stretchy="false">→</mo>
            <mi mathvariant="italic">point</mi>
            <mover accent="true">
              <mi>p</mi>
              <mo stretchy="true">⃗</mo>
            </mover>
            <mtext>in</mtext>
            <mi mathvariant="italic">outside</mi>
            <mi mathvariant="italic">halfspace</mi>
          </mrow>
        </mtd>
      </mtr>
      <mtr>
        <mtd>
          <mrow>
            <mi mathvariant="italic">else</mi>
            <mrow>
              <mi mathvariant="italic">distPoint</mi>
              <mo stretchy="false">&lt;</mo>
              <mn>0</mn>
            </mrow>
            <mo stretchy="false">→</mo>
            <mi mathvariant="italic">point</mi>
            <mover accent="true">
              <mi>p</mi>
              <mo stretchy="true">⃗</mo>
            </mover>
            <mtext>in</mtext>
            <mi mathvariant="italic">inside</mi>
            <mi mathvariant="italic">halfspace</mi>
          </mrow>
        </mtd>
      </mtr>
      <mtr>
        <mtd>
          <mrow/>
        </mtd>
      </mtr>
      <mtr>
        <mtd>
          <mrow>
            <mrow>
              <mrow>
                <msub>
                  <mi>n</mi>
                  <mi>x</mi>
                </msub>
                <mo stretchy="false">⋅</mo>
                <mi>x</mi>
              </mrow>
              <mo stretchy="false">+</mo>
              <mrow>
                <msub>
                  <mi>n</mi>
                  <mi>y</mi>
                </msub>
                <mo stretchy="false">⋅</mo>
                <mi>y</mi>
              </mrow>
              <mo stretchy="false">+</mo>
              <mrow>
                <msub>
                  <mi>n</mi>
                  <mi>z</mi>
                </msub>
                <mo stretchy="false">⋅</mo>
                <mi>z</mi>
              </mrow>
              <mo stretchy="false">+</mo>
              <mi>D</mi>
            </mrow>
            <mo stretchy="false">=</mo>
            <mn>0</mn>
          </mrow>
        </mtd>
      </mtr>
      <mtr>
        <mtd>
          <mrow>
            <mo fence="true" stretchy="false">(</mo>
            <mrow>
              <mrow>
                <mi mathvariant="italic">where</mi>
                <mrow>
                  <mi>D</mi>
                  <mo stretchy="false">=</mo>
                  <mrow>
                    <mrow>
                      <mrow>
                        <mo stretchy="false">−</mo>
                        <msub>
                          <mi>n</mi>
                          <mi>x</mi>
                        </msub>
                      </mrow>
                      <mo stretchy="false">⋅</mo>
                      <msub>
                        <mi>p</mi>
                        <mrow>
                          <mn>0</mn>
                          <mi>x</mi>
                        </mrow>
                      </msub>
                    </mrow>
                    <mo stretchy="false">+</mo>
                    <mrow>
                      <msub>
                        <mi>n</mi>
                        <mi>y</mi>
                      </msub>
                      <mo stretchy="false">⋅</mo>
                      <msub>
                        <mi>p</mi>
                        <mrow>
                          <mn>0</mn>
                          <mi>y</mi>
                        </mrow>
                      </msub>
                    </mrow>
                    <mo stretchy="false">+</mo>
                    <mrow>
                      <msub>
                        <mi>n</mi>
                        <mi>z</mi>
                      </msub>
                      <mo stretchy="false">⋅</mo>
                      <msub>
                        <mi>p</mi>
                        <mrow>
                          <mn>0</mn>
                          <mi>z</mi>
                        </mrow>
                      </msub>
                    </mrow>
                  </mrow>
                </mrow>
                <mi>,</mi>
                <mi mathvariant="italic">with</mi>
                <msub>
                  <mi>p</mi>
                  <mn>0</mn>
                </msub>
                <mi>a</mi>
                <mi mathvariant="italic">point</mi>
                <mi mathvariant="italic">of</mi>
                <mi mathvariant="italic">the</mi>
                <mi mathvariant="italic">plane</mi>
              </mrow>
            </mrow>
            <mo fence="true" stretchy="false">)</mo>
          </mrow>
        </mtd>
      </mtr>
      <mtr>
        <mtd>
          <mrow/>
        </mtd>
      </mtr>
      <mtr>
        <mtd>
          <mrow>
            <mi mathvariant="italic">Dist</mi>
            <mo stretchy="false">=</mo>
            <mrow>
              <mrow>
                <mstyle mathvariant="bold">
                  <mover accent="true">
                    <mi>p</mi>
                    <mo stretchy="true">⃗</mo>
                  </mover>
                </mstyle>
                <mo stretchy="false">⋅</mo>
                <mstyle mathvariant="bold">
                  <mover accent="true">
                    <mi>n</mi>
                    <mo stretchy="true">^</mo>
                  </mover>
                </mstyle>
              </mrow>
              <mo stretchy="false">+</mo>
              <mi>D</mi>
            </mrow>
          </mrow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widevec {v_1}  = widevec {p_1} - widevec {p_3} newline newline newline

widevec {v_2}  = widevec {p_1} - widevec {p_2} newline newline newline
 
widehat{ n } = {widevec {v_1} x widevec{v_2}}  over  {ldline widevec {v_1} x widevec {v_2}rdline    }  newline newline newline
 

widehat{ n } = {widevec {v_1} x widevec{v_2}}  over  {ldline widevec {v_1} x widevec {v_2}rdline    } + widevec X   newline newline newline

distPoint = widevec p cdot widehat n +D newline
if distPoint &gt; 0 -&gt; point widevec p "in"outside halfspace newline
else distPoint &lt; 0 -&gt; point widevec p "in"inside halfspace newline newline

n_x cdot x + n_y cdot y + n_z cdot z + D = 0 newline 
( where D=-n_x cdot p_0x + n_y cdot p_0y + n_z cdot p_0z, with p_0 a point of the plane ) newline newline
Dist = bold widevec p cdot bold widehat n +D newline newline newline newline

 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5:41.761469157</meta:creation-date>
    <dc:date>2021-04-27T12:35:08.635750327</dc:date>
    <meta:editing-duration>PT22M25S</meta:editing-duration>
    <meta:editing-cycles>1</meta:editing-cycles>
    <meta:generator>LibreOffice/6.4.6.2$Linux_X86_64 LibreOffice_project/40$Build-2</meta:generator>
  </office:meta>
</office:document-meta>
</file>